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0000cc" fo:font-weight="bold" officeooo:rsid="00156cdf" officeooo:paragraph-rsid="00156cdf" style:font-weight-asian="bold" style:font-weight-complex="bold"/>
    </style:style>
    <style:style style:name="P2" style:family="paragraph" style:parent-style-name="Standard">
      <style:text-properties fo:color="#0000cc" fo:font-size="16pt" fo:font-weight="bold" officeooo:rsid="00156cdf" officeooo:paragraph-rsid="00156cdf" style:font-size-asian="16pt" style:font-weight-asian="bold" style:font-size-complex="16pt" style:font-weight-complex="bold"/>
    </style:style>
    <style:style style:name="P3" style:family="paragraph" style:parent-style-name="Standard">
      <style:text-properties fo:color="#0000cc" fo:font-size="14pt" fo:font-weight="bold" officeooo:rsid="00156cdf" officeooo:paragraph-rsid="00156cdf" style:font-size-asian="14pt" style:font-weight-asian="bold" style:font-size-complex="14pt" style:font-weight-complex="bold"/>
    </style:style>
    <style:style style:name="P4" style:family="paragraph" style:parent-style-name="Standard">
      <style:text-properties fo:color="#0000cc" fo:font-size="10pt" fo:font-weight="bold" officeooo:rsid="00156cdf" officeooo:paragraph-rsid="00156cdf" style:font-size-asian="10pt" style:font-weight-asian="bold" style:font-size-complex="10pt" style:font-weight-complex="bold"/>
    </style:style>
    <style:style style:name="P5" style:family="paragraph" style:parent-style-name="Standard">
      <style:text-properties fo:color="#0000cc" fo:font-size="10pt" fo:font-weight="bold" officeooo:rsid="00156cdf" officeooo:paragraph-rsid="00156cdf" style:font-weight-asian="bold" style:font-weight-complex="bold"/>
    </style:style>
    <style:style style:name="P6" style:family="paragraph" style:parent-style-name="Standard">
      <style:text-properties fo:color="#ff3333" fo:font-weight="normal" officeooo:rsid="00156cdf" officeooo:paragraph-rsid="00156cdf" style:font-weight-asian="normal" style:font-weight-complex="normal"/>
    </style:style>
    <style:style style:name="P7" style:family="paragraph" style:parent-style-name="Standard">
      <style:text-properties fo:color="#ff3333" fo:font-weight="normal" officeooo:rsid="00156cdf" officeooo:paragraph-rsid="001742ea" style:font-weight-asian="normal" style:font-weight-complex="normal"/>
    </style:style>
    <style:style style:name="P8" style:family="paragraph" style:parent-style-name="Standard">
      <style:text-properties fo:color="#ff3333" fo:font-weight="normal" officeooo:rsid="001742ea" officeooo:paragraph-rsid="001742ea" style:font-weight-asian="normal" style:font-weight-complex="normal"/>
    </style:style>
    <style:style style:name="P9" style:family="paragraph" style:parent-style-name="Standard">
      <style:text-properties fo:color="#ff3333" fo:font-weight="bold" officeooo:rsid="00156cdf" officeooo:paragraph-rsid="00156cdf" style:font-weight-asian="bold" style:font-weight-complex="bold"/>
    </style:style>
    <style:style style:name="P10" style:family="paragraph" style:parent-style-name="Standard">
      <style:text-properties fo:color="#ff3333" fo:font-size="12pt" fo:font-weight="normal" officeooo:rsid="001742ea" officeooo:paragraph-rsid="001742ea" style:font-weight-asian="normal" style:font-weight-complex="normal"/>
    </style:style>
    <style:style style:name="P11" style:family="paragraph" style:parent-style-name="Standard">
      <style:paragraph-properties fo:margin-top="0.0693in" fo:margin-bottom="0.0693in" style:contextual-spacing="false"/>
      <style:text-properties fo:color="#ff3333" fo:font-weight="normal" officeooo:rsid="00156cdf" officeooo:paragraph-rsid="001742ea" style:font-weight-asian="normal" style:font-weight-complex="normal"/>
    </style:style>
    <style:style style:name="P12" style:family="paragraph" style:parent-style-name="Standard">
      <style:text-properties fo:color="#ff3333" style:font-name="Times New Roman" officeooo:paragraph-rsid="001742ea" style:font-name-asian="Times New Roman1" style:language-asian="en" style:country-asian="US" style:font-name-complex="Times New Roman1"/>
    </style:style>
    <style:style style:name="P13" style:family="paragraph" style:parent-style-name="Standard">
      <style:text-properties fo:color="#ff3333" fo:font-weight="normal" officeooo:rsid="001b0d59" officeooo:paragraph-rsid="001b0d59" style:font-weight-asian="normal" style:font-weight-complex="normal"/>
    </style:style>
    <style:style style:name="P14" style:family="paragraph" style:parent-style-name="List_20_Paragraph" style:list-style-name="WWNum4">
      <style:text-properties fo:color="#ff3333" style:font-name="Times New Roman" officeooo:paragraph-rsid="001742ea" style:font-name-asian="Times New Roman1" style:language-asian="en" style:country-asian="US" style:font-name-complex="Times New Roman1"/>
    </style:style>
    <style:style style:name="P15" style:family="paragraph" style:parent-style-name="List_20_Paragraph" style:list-style-name="WWNum4">
      <style:text-properties fo:color="#ff3333" style:font-name="Times New Roman" fo:font-weight="normal" officeooo:rsid="00156cdf" officeooo:paragraph-rsid="001742ea" style:font-name-asian="Times New Roman1" style:language-asian="en" style:country-asian="US" style:font-weight-asian="normal" style:font-name-complex="Times New Roman1" style:font-weight-complex="normal"/>
    </style:style>
    <style:style style:name="T1" style:family="text">
      <style:text-properties style:font-name="Times New Roman" style:font-name-complex="Times New Roman1"/>
    </style:style>
    <style:style style:name="T2" style:family="text">
      <style:text-properties style:font-name="Times New Roman" officeooo:rsid="001742ea" style:font-name-complex="Times New Roman1"/>
    </style:style>
    <style:style style:name="T3" style:family="text">
      <style:text-properties style:font-name="Times New Roman" style:language-asian="en" style:country-asian="US" style:font-name-complex="Times New Roman1"/>
    </style:style>
    <style:style style:name="T4" style:family="text">
      <style:text-properties style:font-name="Times New Roman" fo:font-style="italic" style:language-asian="en" style:country-asian="US" style:font-style-asian="italic" style:font-name-complex="Times New Roman1"/>
    </style:style>
    <style:style style:name="T5" style:family="text">
      <style:text-properties officeooo:rsid="001939ce"/>
    </style:style>
    <style:style style:name="T6" style:family="text">
      <style:text-properties officeooo:rsid="001b0d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PI Confidential Data Application </text:p>
      <text:p text:style-name="P1"/>
      <text:p text:style-name="P3">Contact and organization information for the confidential data application. </text:p>
      <text:p text:style-name="P1">First name</text:p>
      <text:p text:style-name="P6">Michael</text:p>
      <text:p text:style-name="P1"/>
      <text:p text:style-name="P1">Last name </text:p>
      <text:p text:style-name="P6">Chirico</text:p>
      <text:p text:style-name="P1"/>
      <text:p text:style-name="P1">Phone number </text:p>
      <text:p text:style-name="P6">(610)-844-1055</text:p>
      <text:p text:style-name="P1"/>
      <text:p text:style-name="P1">Email address </text:p>
      <text:p text:style-name="P6">MichaelChirico4@gmail.com</text:p>
      <text:p text:style-name="P1"/>
      <text:p text:style-name="P1">Organization Name </text:p>
      <text:p text:style-name="P4">Enter the name of the organization for the purpose of this application. </text:p>
      <text:p text:style-name="P6">Department of Economics, University of Pennsylvania</text:p>
      <text:p text:style-name="P1"/>
      <text:p text:style-name="P1">Organization Address </text:p>
      <text:p text:style-name="P5">Enter the organization's address, city, state, zip code, and phone number. </text:p>
      <text:p text:style-name="P6">3718 Locust Walk</text:p>
      <text:p text:style-name="P6">Rm 168 McNeil Building</text:p>
      <text:p text:style-name="P6">Philadelphia PA 19104</text:p>
      <text:p text:style-name="P6">(215)-898-5691 (Kelly Quinn, Graduate Coordinator)</text:p>
      <text:p text:style-name="P1"/>
      <text:p text:style-name="P3">General Information</text:p>
      <text:p text:style-name="P1">Comment why public data available on the DPI website cannot be used </text:p>
      <text:p text:style-name="P5">To help us determine and prioritize future public data offerings, tell us why public data (i.e. WISEdash Public Portal, WINSS and downloadable spreadsheets) available on the DPI website cannot be used for this request. </text:p>
      <text:p text:style-name="P13">Estimation of some sort of value-added model will be essential to addressing questions of teacher quality. Estimation of value-added models, in turn, necessitates student-level data, which is protected from public disclosure by FERPA; data which can be used to help study teacher quality can be found in the CWCS. Further, the publicly available teacher-level files do not include any details about class sizes or compositions.</text:p>
      <text:p text:style-name="P1"/>
      <text:p text:style-name="P1">DPI Contact Name </text:p>
      <text:p text:style-name="P5">Enter the DPI contact name if you have been in contact or currently working with someone at DPI on this request. </text:p>
      <text:p text:style-name="P8">N/A</text:p>
      <text:p text:style-name="P1"/>
      <text:p text:style-name="P3">Research Information</text:p>
      <text:p text:style-name="P1">Title of Research Project </text:p>
      <text:p text:style-name="P8">Unions and Bargaining in Wisconsin</text:p>
      <text:p text:style-name="P1"/>
      <text:p text:style-name="P1">Executive Summary (Abstract) </text:p>
      <text:p text:style-name="P5">Describe the scope of the entire project in clear and non-technical language. Limit response to 250 words. </text:p>
      <text:p text:style-name="P7"><text:span text:style-name="T1">This is a research project devoted to analyzing the consequences of Wisconsin Act 10, a policy implemented in 2011 which affects the scope of collective bargaining in the public sector, in particular for teachers’ unions. Some aims of this investigation include probing the impacts of the policy on the </text:span><text:soft-page-break/><text:span text:style-name="T1">teacher labor market. </text:span><text:span text:style-name="T2">Has turnover increased as a result, and is the churn of high-quality teachers differentially affected? Has the pool of new workers choosing to become teachers in Wisconsin been affected by the policy, and if so how? </text:span><text:span text:style-name="T1">Lastly, are students better or worse off as a result of this policy?</text:span></text:p>
      <text:p text:style-name="P1"/>
      <text:p text:style-name="P1">Primary Research Questions </text:p>
      <text:p text:style-name="P5">Write the primary research questions as clearly and precisely as possible. </text:p>
      <text:p text:style-name="P12"/>
      <text:list xml:id="list3949844707965732431" text:style-name="WWNum4">
        <text:list-item>
          <text:p text:style-name="P14">Will teachers’ wages decrease (increase) as a result of the <text:span text:style-name="T5">curbing</text:span> of collective bargaining powers in Wisconsin?</text:p>
        </text:list-item>
        <text:list-item>
          <text:p text:style-name="P14">Will the pool of new teachers-i.e., the set of individuals opting into the teaching profession-improve in the wake of Act 10?</text:p>
        </text:list-item>
        <text:list-item>
          <text:p text:style-name="P14">How will teacher sorting among and within districts change as a result of the policy change?</text:p>
        </text:list-item>
        <text:list-item>
          <text:p text:style-name="P14">How might the liberalization of teacher labor markets affect students, and how might these effects differ for high-needs students?</text:p>
        </text:list-item>
        <text:list-item>
          <text:p text:style-name="P15">Do unions cause inefficiency, and if so, to what extent? Are they protecting teachers and securing high wages, thus drawing in a strong pool of talent, or are they perhaps holding wages back by forcing an inefficient system of pay on the market, thereby tipping the scales for potential teachers in favor of more propitious professions? Do unions cause wasteful levels of spending, given the outcomes for students, i.e. could the same outcomes be produced with a different, less costly allocation of funding?</text:p>
        </text:list-item>
      </text:list>
      <text:p text:style-name="P1"/>
      <text:p text:style-name="P1">Research Benefit </text:p>
      <text:p text:style-name="P5">How will your research benefit education in the state of Wisconsin? </text:p>
      <text:p text:style-name="P11"><text:span text:style-name="T3">This study has the potential to inform policy debates about the role of teachers’ contracts in public schools and in the public sector in general. The debate between teachers’ unions and anti-union reformists about teacher pay is quite fiery, and this investigation stands to provide strong, empirical evidence to this debate. No stance is taken </text:span><text:span text:style-name="T4">a priori </text:span><text:span text:style-name="T3">about the outcome of the study and whether it stands to benefit either side of the debate. The conclusions of the research have the potential to be used by parents, policy makers, and teachers alike in guiding their attitudes towards teachers’ unions and future decisions about whether teacher turnover is good or bad for all actors in the school system—schools, teachers, and especially students. </text:span></text:p>
      <text:p text:style-name="P9"/>
      <text:p text:style-name="P1">Expected Products </text:p>
      <text:p text:style-name="P5">List all the expected products from this research project. (i.e. journal article, book chapter, web tool, white paper, other output. . .) </text:p>
      <text:p text:style-name="P8">PhD Dissertation Chapter; Journal Article submission to top-tier economics journal; <text:span text:style-name="T6">Policy Presentations to Wisconsin agents as requested.</text:span></text:p>
      <text:p text:style-name="P1"/>
      <text:p text:style-name="P1">Information about the Requested Data</text:p>
      <text:p text:style-name="P1">Data Request Information </text:p>
      <text:p text:style-name="P5">Describe the confidential data you are requesting in this application. Do not enter any Sensitive Personally Identifiable Information (SPII) in this section. </text:p>
      <text:p text:style-name="P10">Elements taken from the ESEA Data Map.</text:p>
      <text:p text:style-name="P10"/>
      <text:p text:style-name="P10">CWCS: Bilingual/ESL, Classroom Type, College Credits Earned, Completion Status, Course Code, DPI Educator Number, Dual Enrollment Credit, Equivalency, Grade Earned, High School Credits Earned, Local Course Title, School, Section ID, Teacher Last Name and Former First Name, Teacher Role, Term, World Language</text:p>
      <text:p text:style-name="P10"><text:soft-page-break/></text:p>
      <text:p text:style-name="P10">WSLS: Birthdate, Birthplace, District, Exit Date, Gender, Local Student ID, Parent/Guardian Name, Racial Ethnic Group, Wisconsin Student Number</text:p>
      <text:p text:style-name="P10"/>
      <text:p text:style-name="P10">ISES: Completed School Term, Composite English Proficiency Level, District of Accountability, District of Residence, Dropout, Economically Disadvantaged, Educational Environment, ELL Served, English Language Proficiency Code, Exit Type, Full Academic Year, Grade Level Placement, Grade Advancement, Graduate, Homeless Status, Immigrant T3, Longterm US Student Indicator, Max Age Year, Migrant Status, Months in School/District/State, Native Language, Primary Disability, Promotion/Advancement to a Higher Grade, Reason Out of District, School in District of Residence, School of Accountability, Secondary Disabilities, Test Status, Years in US Schools</text:p>
      <text:p text:style-name="P10"/>
      <text:p text:style-name="P10">Discipline: Expulsion Period Return Year, Incident Date, Incident Type, Removal Type, Removal Period Start Date, Return to School after Expulsion, School Days Removed This Te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ListLabel_20_32" style:display-name="ListLabel 32" style:family="text">
      <style:text-properties fo:color="#1f497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4">
      <text:list-level-style-number text:level="1" text:style-name="ListLabel_20_3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meta:initial-creator>
    <meta:creation-date>2014-09-26T14:10:39.513637788</meta:creation-date>
    <dc:date>2015-04-30T10:11:22.829870031</dc:date>
    <dc:creator>Michael </dc:creator>
    <meta:editing-duration>PT30M46S</meta:editing-duration>
    <meta:editing-cycles>4</meta:editing-cycles>
    <meta:generator>LibreOffice/4.2.7.2$Linux_X86_64 LibreOffice_project/420m0$Build-2</meta:generator>
    <meta:document-statistic meta:table-count="0" meta:image-count="0" meta:object-count="0" meta:page-count="3" meta:paragraph-count="53" meta:word-count="897" meta:character-count="5994" meta:non-whitespace-character-count="5131"/>
  </office:meta>
</office:document-meta>
</file>